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Line_20_Arrow" draw:marker-end-width="0.229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ff0000" draw:marker-start-width="0.381cm" draw:marker-end="Line_20_Arrow" draw:marker-end-width="0.22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381cm" draw:marker-end="Line_20_Arrow" draw:marker-end-width="0.229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5" style:family="paragraph"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0000ff" fo:font-size="12pt" style:font-size-asian="12pt" style:font-size-complex="12pt"/>
    </style:style>
    <style:style style:name="P7" style:family="paragraph">
      <style:text-properties fo:color="#0000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family="Symbol" fo:font-size="12pt" style:font-size-asian="12pt" style:font-size-complex="12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fo:color="#ff0000" fo:font-size="12pt" style:font-size-asian="12pt" style:font-size-complex="12pt"/>
    </style:style>
    <style:style style:name="T7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95cm" svg:y1="4.79cm" svg:x2="6.295cm" svg:y2="3.437cm">
          <text:p text:style-name="P2"/>
        </draw:line>
        <draw:line draw:style-name="gr1" draw:text-style-name="P1" draw:layer="layout" svg:x1="10.318cm" svg:y1="3.36cm" svg:x2="10.318cm" svg:y2="4.713cm">
          <text:p text:style-name="P2"/>
        </draw:line>
        <draw:line draw:style-name="gr1" draw:text-style-name="P1" draw:layer="layout" svg:x1="7.367cm" svg:y1="5.098cm" svg:x2="9.648cm" svg:y2="5.101cm">
          <text:p text:style-name="P2"/>
        </draw:line>
        <draw:line draw:style-name="gr1" draw:text-style-name="P1" draw:layer="layout" svg:x1="7.368cm" svg:y1="3.064cm" svg:x2="9.649cm" svg:y2="3.067cm">
          <text:p text:style-name="P2"/>
        </draw:line>
        <draw:frame draw:style-name="gr2" draw:text-style-name="P3" draw:layer="layout" svg:width="3.054cm" svg:height="0.826cm" svg:x="4.068cm" svg:y="4.782cm">
          <draw:text-box>
            <text:p text:style-name="P2"><text:span text:style-name="T1">H</text:span><text:span text:style-name="T2">2</text:span><text:span text:style-name="T1">O(</text:span><text:span text:style-name="T3">l</text:span><text:span text:style-name="T1">, </text:span><text:span text:style-name="T4">-</text:span><text:span text:style-name="T1">10 </text:span><text:span text:style-name="T5">o</text:span><text:span text:style-name="T1">C)</text:span></text:p>
          </draw:text-box>
        </draw:frame>
        <draw:frame draw:style-name="gr2" draw:text-style-name="P3" draw:layer="layout" svg:width="2.682cm" svg:height="0.826cm" svg:x="4.04cm" svg:y="2.6cm">
          <draw:text-box>
            <text:p text:style-name="P2"><text:span text:style-name="T1">H</text:span><text:span text:style-name="T2">2</text:span><text:span text:style-name="T1">O(</text:span><text:span text:style-name="T3">l</text:span><text:span text:style-name="T1">, 0 </text:span><text:span text:style-name="T5">o</text:span><text:span text:style-name="T1">C)</text:span></text:p>
          </draw:text-box>
        </draw:frame>
        <draw:frame draw:style-name="gr2" draw:text-style-name="P3" draw:layer="layout" svg:width="3.173cm" svg:height="0.826cm" svg:x="9.868cm" svg:y="4.768cm">
          <draw:text-box>
            <text:p text:style-name="P2"><text:span text:style-name="T1">H</text:span><text:span text:style-name="T2">2</text:span><text:span text:style-name="T1">O(</text:span><text:span text:style-name="T3">s</text:span><text:span text:style-name="T1">, </text:span><text:span text:style-name="T4">-</text:span><text:span text:style-name="T1">10 </text:span><text:span text:style-name="T5">o</text:span><text:span text:style-name="T1">C)</text:span></text:p>
          </draw:text-box>
        </draw:frame>
        <draw:frame draw:style-name="gr2" draw:text-style-name="P3" draw:layer="layout" svg:width="2.801cm" svg:height="0.826cm" svg:x="9.869cm" svg:y="2.67cm">
          <draw:text-box>
            <text:p text:style-name="P2"><text:span text:style-name="T1">H</text:span><text:span text:style-name="T2">2</text:span><text:span text:style-name="T1">O(</text:span><text:span text:style-name="T3">s</text:span><text:span text:style-name="T1">, 0 </text:span><text:span text:style-name="T5">o</text:span><text:span text:style-name="T1">C)</text:span></text:p>
          </draw:text-box>
        </draw:frame>
        <draw:frame draw:style-name="gr2" draw:text-style-name="P5" draw:layer="layout" svg:width="4.418cm" svg:height="0.725cm" svg:x="3.957cm" svg:y="6.088cm">
          <draw:text-box>
            <text:p text:style-name="P4"><text:span text:style-name="T6">Irreversible path (#2)</text:span></text:p>
          </draw:text-box>
        </draw:frame>
        <draw:line draw:style-name="gr3" draw:text-style-name="P1" draw:layer="layout" svg:x1="8.195cm" svg:y1="6.591cm" svg:x2="8.195cm" svg:y2="5.238cm">
          <text:p text:style-name="P2"/>
        </draw:line>
        <draw:frame draw:style-name="gr2" draw:text-style-name="P7" draw:layer="layout" svg:width="8.262cm" svg:height="0.725cm" svg:x="4.357cm" svg:y="1.089cm">
          <draw:text-box>
            <text:p text:style-name="P6"><text:span text:style-name="T7">Reversible path (#1) with three segments</text:span></text:p>
          </draw:text-box>
        </draw:frame>
        <draw:line draw:style-name="gr4" draw:text-style-name="P1" draw:layer="layout" svg:x1="8.395cm" svg:y1="1.738cm" svg:x2="8.395cm" svg:y2="2.554cm">
          <text:p text:style-name="P2"/>
        </draw:line>
        <draw:line draw:style-name="gr4" draw:text-style-name="P1" draw:layer="layout" svg:x1="8.381cm" svg:y1="1.74cm" svg:x2="6.833cm" svg:y2="3.34cm">
          <text:p text:style-name="P2"/>
        </draw:line>
        <draw:line draw:style-name="gr4" draw:text-style-name="P1" draw:layer="layout" svg:x1="8.419cm" svg:y1="1.754cm" svg:x2="10.147cm" svg:y2="3.506cm">
          <text:p text:style-name="P2"/>
        </draw:line>
        <draw:g>
          <draw:frame draw:style-name="gr5" draw:layer="layout" svg:width="3.076cm" svg:height="1.198cm" svg:x="2.991cm" svg:y="3.48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6" draw:text-style-name="P1" draw:layer="layout" svg:x1="3.537cm" svg:y1="3.85cm" svg:x2="3.744cm" svg:y2="3.85cm">
            <text:p text:style-name="P2"/>
          </draw:line>
          <draw:line draw:style-name="gr6" draw:text-style-name="P1" draw:layer="layout" svg:x1="4.938cm" svg:y1="3.536cm" svg:x2="5.145cm" svg:y2="3.536cm">
            <text:p text:style-name="P2"/>
          </draw:line>
        </draw:g>
        <draw:g>
          <draw:frame draw:style-name="gr5" draw:layer="layout" svg:width="3.105cm" svg:height="1.198cm" svg:x="10.391cm" svg:y="3.381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gr6" draw:text-style-name="P1" draw:layer="layout" svg:x1="10.937cm" svg:y1="3.75cm" svg:x2="11.144cm" svg:y2="3.75cm">
            <text:p text:style-name="P2"/>
          </draw:line>
          <draw:line draw:style-name="gr6" draw:text-style-name="P1" draw:layer="layout" svg:x1="12.31cm" svg:y1="3.436cm" svg:x2="12.517cm" svg:y2="3.436cm">
            <text:p text:style-name="P2"/>
          </draw:line>
        </draw:g>
        <draw:g>
          <draw:frame draw:style-name="gr5" draw:layer="layout" svg:width="2.399cm" svg:height="0.469cm" svg:x="7.242cm" svg:y="3.28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6" draw:text-style-name="P1" draw:layer="layout" svg:x1="7.789cm" svg:y1="3.308cm" svg:x2="7.996cm" svg:y2="3.308cm">
            <text:p text:style-name="P2"/>
          </draw:line>
          <draw:line draw:style-name="gr6" draw:text-style-name="P1" draw:layer="layout" svg:x1="8.883cm" svg:y1="3.308cm" svg:x2="9.09cm" svg:y2="3.308cm">
            <text:p text:style-name="P2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09T14:01:35</meta:creation-date>
    <dc:creator>Jussi Eloranta</dc:creator>
    <dc:date>2008-05-09T14:32:13</dc:date>
    <meta:editing-cycles>23</meta:editing-cycles>
    <meta:editing-duration>PT30M40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S</math:mi>
        <math:mo math:stretchy="false">=</math:mo>
        <math:mrow>
          <math:munderover>
            <math:mo math:stretchy="false">∫</math:mo>
            <math:mn>263K</math:mn>
            <math:mn>273K</math:mn>
          </math:munderover>
          <math:mfrac>
            <math:msub>
              <math:mi>C</math:mi>
              <math:mi math:fontstyle="italic">liq</math:mi>
            </math:msub>
            <math:mi>T</math:mi>
          </math:mfrac>
        </math:mrow>
      </math:mrow>
      <math:mi math:fontstyle="italic">dT</math:mi>
    </math:mrow>
    <math:annotation math:encoding="StarMath 5.0">%DELTA S = int from 263K to 273K {{C sub liq} over {T}} dT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S</math:mi>
        <math:mo math:stretchy="false">=</math:mo>
        <math:mrow>
          <math:munderover>
            <math:mo math:stretchy="false">∫</math:mo>
            <math:mn>273K</math:mn>
            <math:mn>263K</math:mn>
          </math:munderover>
          <math:mfrac>
            <math:msub>
              <math:mi>C</math:mi>
              <math:mi math:fontstyle="italic">ice</math:mi>
            </math:msub>
            <math:mi>T</math:mi>
          </math:mfrac>
        </math:mrow>
      </math:mrow>
      <math:mi math:fontstyle="italic">dT</math:mi>
    </math:mrow>
    <math:annotation math:encoding="StarMath 5.0">%DELTA S = int from 273K to 263K {{C sub ice} over {T}} dT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S</math:mi>
        <math:mo math:stretchy="false">=</math:mo>
        <math:mo math:stretchy="false">Δ</math:mo>
      </math:mrow>
      <math:mrow>
        <math:mi>H</math:mi>
        <math:mo math:stretchy="false">/</math:mo>
        <math:mi>T</math:mi>
      </math:mrow>
    </math:mrow>
    <math:annotation math:encoding="StarMath 5.0">%DELTA S = %DELTA H / T</math:annotation>
  </math:semantics>
</math:math>
</file>